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1413ab" officeooo:paragraph-rsid="001413ab" style:font-size-asian="12.25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officeooo:rsid="001413ab" officeooo:paragraph-rsid="001413ab" style:font-size-asian="12.25pt" style:font-size-complex="14pt"/>
    </style:style>
    <style:style style:name="P3" style:family="paragraph" style:parent-style-name="Standard">
      <style:paragraph-properties fo:padding="0.074cm" fo:border-left="none" fo:border-right="none" fo:border-top="none" fo:border-bottom="0.99pt solid #000000" style:join-border="false"/>
      <style:text-properties fo:font-size="14pt" officeooo:rsid="001413ab" officeooo:paragraph-rsid="001413ab" style:font-size-asian="12.25pt" style:font-size-complex="14pt"/>
    </style:style>
    <style:style style:name="T1" style:family="text">
      <style:text-properties officeooo:rsid="0015cf6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EJEMPLOS Y EJERCICIOS SOBRE LA BASE DE DATOS WILEY</text:p>
      <text:p text:style-name="P1"/>
      <text:p text:style-name="P1">&lt;?php</text:p>
      <text:p text:style-name="P1">//connect to MySQL; note we've used our own parameters- you should use</text:p>
      <text:p text:style-name="P1">//your b for hostname, user, and password</text:p>
      <text:p text:style-name="P1">require ('config.php');</text:p>
      <text:p text:style-name="P1">$conn=mysql_connect(SQL_HOST,SQL_USER,SQL_PASS,SQL_DB)</text:p>
      <text:p text:style-name="P1"><text:s text:c="2"/>or die('No se puedo conectar a MySql.' .mysql_error());</text:p>
      <text:p text:style-name="P1"/>
      <text:p text:style-name="P1">//create the main database</text:p>
      <text:p text:style-name="P1">$tab = "create database wiley2";</text:p>
      <text:p text:style-name="P1">$x=mysql_query($tab)</text:p>
      <text:p text:style-name="P1"><text:s/>or die (mysql_error());</text:p>
      <text:p text:style-name="P1">//make sure our recently created database is the active one</text:p>
      <text:p text:style-name="P1">mysql_select_db ("wiley2");</text:p>
      <text:p text:style-name="P1"/>
      <text:p text:style-name="P1">echo "Wiley2 Database successfully created!";</text:p>
      <text:p text:style-name="P1"/>
      <text:p text:style-name="P1">?&gt;</text:p>
      <text:p text:style-name="P1">____________________________________________________________________</text:p>
      <text:p text:style-name="P1"/>
      <text:p text:style-name="P1">&lt;?php</text:p>
      <text:p text:style-name="P1">//connect to MySQL; note we've used our own parameters- you should use</text:p>
      <text:p text:style-name="P1">//your b for hostname, user, and password</text:p>
      <text:p text:style-name="P1">require ('config.php');</text:p>
      <text:p text:style-name="P1">$conn=mysql_connect(SQL_HOST,SQL_USER,SQL_PASS,SQL_DB)</text:p>
      <text:p text:style-name="P1"><text:s text:c="2"/>or die('No se puedo conectar a MySql.' .mysql_error());</text:p>
      <text:p text:style-name="P1"/>
      <text:p text:style-name="P1"/>
      <text:p text:style-name="P1"/>
      <text:p text:style-name="P1">//make sure our recently created database is the active one</text:p>
      <text:p text:style-name="P1">mysql_select_db ("wiley2");</text:p>
      <text:p text:style-name="P1"/>
      <text:p text:style-name="P1">//create "movie" table</text:p>
      <text:p text:style-name="P1">$movie = "CREATE TABLE movie (</text:p>
      <text:p text:style-name="P1"><text:s text:c="2"/>movie_id int(11) NOT NULL auto_increment,</text:p>
      <text:p text:style-name="P1"><text:s text:c="2"/>movie_name varchar(255) NOT NULL,</text:p>
      <text:p text:style-name="P1"><text:s text:c="2"/>movie_type tinyint(2) NOT NULL default 0,</text:p>
      <text:p text:style-name="P1"><text:s text:c="2"/>movie_year int(4) NOT NULL default 0,</text:p>
      <text:p text:style-name="P1"><text:s text:c="2"/>movie_leadactor int(11) NOT NULL default 0,</text:p>
      <text:p text:style-name="P1"><text:s text:c="2"/>movie_director int(11) NOT NULL default 0,</text:p>
      <text:p text:style-name="P1"><text:s text:c="2"/>PRIMARY KEY <text:s/>(movie_id),</text:p>
      <text:p text:style-name="P1"><text:s text:c="2"/>KEY movie_type (movie_type,movie_year)</text:p>
      <text:p text:style-name="P1">)" ;</text:p>
      <text:p text:style-name="P1"><text:soft-page-break/>$results = mysql_query($movie)</text:p>
      <text:p text:style-name="P1"><text:s text:c="5"/>or die (mysql_error());</text:p>
      <text:p text:style-name="P1"/>
      <text:p text:style-name="P1">//create "movietype" table</text:p>
      <text:p text:style-name="P1">$movietype = "CREATE TABLE movietype (</text:p>
      <text:p text:style-name="P1"><text:s text:c="2"/>movietype_id tinyint(2) NOT NULL auto_increment,</text:p>
      <text:p text:style-name="P1"><text:s text:c="2"/>movietype_label varchar(100) NOT NULL,</text:p>
      <text:p text:style-name="P1"><text:s text:c="2"/>PRIMARY KEY <text:s/>(movietype_id)</text:p>
      <text:p text:style-name="P1">)" <text:s/>;</text:p>
      <text:p text:style-name="P1"/>
      <text:p text:style-name="P1">$results = mysql_query($movietype)</text:p>
      <text:p text:style-name="P1"><text:s text:c="5"/>or die(mysql_error());</text:p>
      <text:p text:style-name="P1"/>
      <text:p text:style-name="P1">//create "people" table</text:p>
      <text:p text:style-name="P1">$people = "CREATE TABLE people (</text:p>
      <text:p text:style-name="P1"><text:s text:c="2"/>people_id int(11) NOT NULL auto_increment,</text:p>
      <text:p text:style-name="P1"><text:s text:c="2"/>people_fullname varchar(255) NOT NULL,</text:p>
      <text:p text:style-name="P1"><text:s text:c="2"/>people_isactor tinyint(1) NOT NULL default 0,</text:p>
      <text:p text:style-name="P1"><text:s text:c="2"/>people_isdirector tinyint(1) NOT NULL default 0,</text:p>
      <text:p text:style-name="P1"><text:s text:c="2"/>PRIMARY KEY <text:s/>(people_id)</text:p>
      <text:p text:style-name="P1">)" ;</text:p>
      <text:p text:style-name="P1"/>
      <text:p text:style-name="P1">$results = mysql_query($people)</text:p>
      <text:p text:style-name="P1"><text:s text:c="5"/>or die(mysql_error());</text:p>
      <text:p text:style-name="P1"/>
      <text:p text:style-name="P1">echo "movie, movietype and people tables successfully created!";</text:p>
      <text:p text:style-name="P1"/>
      <text:p text:style-name="P1">?&gt;</text:p>
      <text:p text:style-name="P1">____________________________________________________________________</text:p>
      <text:p text:style-name="P1"/>
      <text:p text:style-name="P1">&lt;?php</text:p>
      <text:p text:style-name="P1">//connect to MySQL</text:p>
      <text:p text:style-name="P1">require ('config.php');</text:p>
      <text:p text:style-name="P1">$connect=mysql_connect(SQL_HOST,SQL_USER,SQL_PASS,SQL_DB)</text:p>
      <text:p text:style-name="P1"><text:s/>or die('No se puedo conectar a MySql.' .mysql_error());</text:p>
      <text:p text:style-name="P1"/>
      <text:p text:style-name="P1">//make sure we're using the right database</text:p>
      <text:p text:style-name="P1">mysql_select_db ("wiley2");</text:p>
      <text:p text:style-name="P1"/>
      <text:p text:style-name="P1">//insert data into "movietype" table</text:p>
      <text:p text:style-name="P1">$type="INSERT INTO movietype (movietype_label)</text:p>
      <text:p text:style-name="P1"><text:s text:c="6"/>VALUES ('Sci Fi'),</text:p>
      <text:p text:style-name="P1"><text:s text:c="5"/>('Drama'),</text:p>
      <text:p text:style-name="P1"><text:s text:c="5"/>('Adventure'),</text:p>
      <text:p text:style-name="P1"><text:s text:c="5"/>('War'),</text:p>
      <text:p text:style-name="P1"><text:soft-page-break/><text:s text:c="5"/>('Comedy'),</text:p>
      <text:p text:style-name="P1"><text:s text:c="5"/>('Horror'),</text:p>
      <text:p text:style-name="P1"><text:s text:c="5"/>('Action'),</text:p>
      <text:p text:style-name="P1"><text:s text:c="5"/>('Kids')" ;</text:p>
      <text:p text:style-name="P1">$results=mysql_query($type)</text:p>
      <text:p text:style-name="P1">or die(mysql_error());</text:p>
      <text:p text:style-name="P1"/>
      <text:p text:style-name="P1">//insert data into "people" table</text:p>
      <text:p text:style-name="P1">$people="INSERT INTO people</text:p>
      <text:p text:style-name="P1"><text:s text:c="9"/>(people_fullname, people_isactor, people_isdirector)</text:p>
      <text:p text:style-name="P1"><text:s text:c="6"/>VALUES ('Jim Carrey', 1, 0),</text:p>
      <text:p text:style-name="P1"><text:s text:c="5"/>('Tom Shadyac', 0, 1),</text:p>
      <text:p text:style-name="P1"><text:s text:c="5"/>('Lawrence Kasdan', 0, 1),</text:p>
      <text:p text:style-name="P1"><text:s text:c="5"/>('Kevin Kline', 1, 0),</text:p>
      <text:p text:style-name="P1"><text:s text:c="5"/>('Ron Livingston', 1, 0),</text:p>
      <text:p text:style-name="P1"><text:s text:c="5"/>('Mike Judge', 0, 1)";</text:p>
      <text:p text:style-name="P1">$results=mysql_query($people)</text:p>
      <text:p text:style-name="P1">or die(mysql_error());</text:p>
      <text:p text:style-name="P1"/>
      <text:p text:style-name="P1">//insert data into "movie" table</text:p>
      <text:p text:style-name="P1">$insert="INSERT INTO movie (movie_name, movie_type, movie_year,</text:p>
      <text:p text:style-name="P1"><text:s text:c="5"/>movie_leadactor, movie_director)</text:p>
      <text:p text:style-name="P1"><text:s text:c="6"/>VALUES ('Bruce Almighty', 5, 2003, 1, 2),</text:p>
      <text:p text:style-name="P1"><text:s text:c="5"/>('Office Space', 5, 1999, 5, 6),</text:p>
      <text:p text:style-name="P1"><text:s text:c="5"/>('Grand Canyon', 2, 1991, 4, 3)";</text:p>
      <text:p text:style-name="P1">$results = mysql_query($insert)</text:p>
      <text:p text:style-name="P1"><text:s text:c="5"/>or die(mysql_error());</text:p>
      <text:p text:style-name="P1"/>
      <text:p text:style-name="P1">echo "Data inserted successfully!";</text:p>
      <text:p text:style-name="P1">?&gt;</text:p>
      <text:p text:style-name="P1">____________________________________________________________________</text:p>
      <text:p text:style-name="P1"/>
      <text:p text:style-name="P1">&lt;?php</text:p>
      <text:p text:style-name="P1">//connect to MySQL</text:p>
      <text:p text:style-name="P1">require ('config.php');</text:p>
      <text:p text:style-name="P1">$connect=mysql_connect(SQL_HOST,SQL_USER,SQL_PASS,SQL_DB)</text:p>
      <text:p text:style-name="P1">or die('No se puedo conectar a MySql.' .mysql_error());</text:p>
      <text:p text:style-name="P1"/>
      <text:p text:style-name="P1">//make sure we're using the right database</text:p>
      <text:p text:style-name="P1">mysql_select_db ("wiley2");</text:p>
      <text:p text:style-name="P1"/>
      <text:p text:style-name="P1">//insert people</text:p>
      <text:p text:style-name="P1">$people="INSERT INTO people</text:p>
      <text:p text:style-name="P1"><text:s text:c="9"/>(people_fullname, people_isactor, people_isdirector) VALUES </text:p>
      <text:p text:style-name="P1"><text:tab/> <text:s text:c="4"/>('Naomi Watts', 1, 0),</text:p>
      <text:p text:style-name="P1"><text:soft-page-break/><text:s text:c="9"/>('Juan Antonio Bayona', 0, 1),</text:p>
      <text:p text:style-name="P1"><text:s text:c="9"/>('Aida Folch', 1, 0),</text:p>
      <text:p text:style-name="P1"><text:s text:c="9"/>('Fernando Trueba', 0, 1)";</text:p>
      <text:p text:style-name="P1"><text:s/></text:p>
      <text:p text:style-name="P1">$results=mysql_query($people) or die(mysql_error());</text:p>
      <text:p text:style-name="P1"/>
      <text:p text:style-name="P1">//insert data into "movie" table</text:p>
      <text:p text:style-name="P1">$insert="INSERT INTO movie </text:p>
      <text:p text:style-name="P1"><text:tab/><text:tab/>(movie_name, movie_type, movie_year,movie_leadactor, movie_director) VALUES </text:p>
      <text:p text:style-name="P1"><text:tab/> <text:s text:c="3"/>('Lo imposible', 2, 2012, 7, 8),</text:p>
      <text:p text:style-name="P1"><text:s text:c="8"/>('El artista y la modelo', 2, 2012, 9, 10)";</text:p>
      <text:p text:style-name="P1"/>
      <text:p text:style-name="P1">$results = mysql_query($insert) or die(mysql_error());</text:p>
      <text:p text:style-name="P1">echo "Se han insertado 2 nuevas películas, junto con sus directores y actores principales";</text:p>
      <text:p text:style-name="P1"/>
      <text:p text:style-name="P1">____________________________________________________________________</text:p>
      <text:p text:style-name="P1"/>
      <text:p text:style-name="P1">&lt;?php</text:p>
      <text:p text:style-name="P1">//connect to MySQL</text:p>
      <text:p text:style-name="P1">require ('config.php');</text:p>
      <text:p text:style-name="P1">$connect=mysql_connect(SQL_HOST,SQL_USER,SQL_PASS,SQL_DB)</text:p>
      <text:p text:style-name="P1">or die('No se puedo conectar a MySql.' .mysql_error());</text:p>
      <text:p text:style-name="P1"/>
      <text:p text:style-name="P1">//make sure we're using the right database</text:p>
      <text:p text:style-name="P1">//mysql_select_db ("wiley");</text:p>
      <text:p text:style-name="P1">$query="SELECT *</text:p>
      <text:p text:style-name="P1"><text:s text:c="5"/>FROM wiley2.movie</text:p>
      <text:p text:style-name="P1"><text:s text:c="5"/>ORDER BY movie_id";</text:p>
      <text:p text:style-name="P1">$results=mysql_query($query) or die(mysql_error());</text:p>
      <text:p text:style-name="P1"/>
      <text:p text:style-name="P1"/>
      <text:p text:style-name="P1">$query2="SELECT *</text:p>
      <text:p text:style-name="P1"><text:s text:c="5"/>FROM wiley2.movietype</text:p>
      <text:p text:style-name="P1"><text:s text:c="5"/>ORDER BY movietype_id";</text:p>
      <text:p text:style-name="P1">$results2=mysql_query($query2) or die(mysql_error());</text:p>
      <text:p text:style-name="P1"/>
      <text:p text:style-name="P1">$query3="SELECT *</text:p>
      <text:p text:style-name="P1"><text:s text:c="5"/>FROM wiley2.people</text:p>
      <text:p text:style-name="P1"><text:s text:c="5"/>ORDER BY people_id";</text:p>
      <text:p text:style-name="P1">$results3=mysql_query($query3) or die(mysql_error());</text:p>
      <text:p text:style-name="P1"/>
      <text:p text:style-name="P1"/>
      <text:p text:style-name="P1">MostrarTablas2($results);</text:p>
      <text:p text:style-name="P1"><text:soft-page-break/>MostrarTablas2($results2);</text:p>
      <text:p text:style-name="P1">MostrarTablas2($results3);</text:p>
      <text:p text:style-name="P1"/>
      <text:p text:style-name="P1">function MostrarTablas2($z){</text:p>
      <text:p text:style-name="P1"><text:tab/>echo "&lt;table border='1'&gt;\n";</text:p>
      <text:p text:style-name="P1"><text:tab/>while ($rows=mysql_fetch_assoc($z)) {</text:p>
      <text:p text:style-name="P1"><text:tab/><text:tab/>echo "&lt;tr&gt;\n";</text:p>
      <text:p text:style-name="P1"><text:tab/><text:tab/>foreach($rows as $value) {</text:p>
      <text:p text:style-name="P1"><text:tab/><text:tab/><text:tab/>echo "&lt;td&gt;\n";</text:p>
      <text:p text:style-name="P1"><text:tab/><text:tab/><text:tab/>echo $value;</text:p>
      <text:p text:style-name="P1"><text:tab/><text:tab/><text:tab/>echo "&lt;/td&gt;\n";</text:p>
      <text:p text:style-name="P1"><text:tab/><text:tab/>}</text:p>
      <text:p text:style-name="P1"><text:tab/><text:tab/>echo "&lt;/tr&gt;&lt;br&gt;\n";</text:p>
      <text:p text:style-name="P1"><text:tab/>}</text:p>
      <text:p text:style-name="P1"><text:tab/>echo "&lt;/table&gt;\n";</text:p>
      <text:p text:style-name="P1">};</text:p>
      <text:p text:style-name="P1">?&gt;</text:p>
      <text:p text:style-name="P1"/>
      <text:p text:style-name="P1">____________________________________________________________________</text:p>
      <text:p text:style-name="P1"/>
      <text:p text:style-name="P1">&lt;?php</text:p>
      <text:p text:style-name="P1">//connect to MySQL</text:p>
      <text:p text:style-name="P1">require ('config.php');</text:p>
      <text:p text:style-name="P1">$connect=mysql_connect(SQL_HOST,SQL_USER,SQL_PASS,SQL_DB)</text:p>
      <text:p text:style-name="P1">or die('No se puedo conectar a MySql.' .mysql_error());</text:p>
      <text:p text:style-name="P1"/>
      <text:p text:style-name="P1">function MostrarTablas2($z){</text:p>
      <text:p text:style-name="P1"><text:tab/>echo "&lt;table border='1'&gt;\n";</text:p>
      <text:p text:style-name="P1"><text:tab/>while ($rows=mysql_fetch_assoc($z)) {</text:p>
      <text:p text:style-name="P1"><text:tab/><text:tab/>echo "&lt;tr&gt;\n";</text:p>
      <text:p text:style-name="P1"><text:tab/><text:tab/>foreach($rows as $value) {</text:p>
      <text:p text:style-name="P1"><text:tab/><text:tab/><text:tab/>echo "&lt;td&gt;\n";</text:p>
      <text:p text:style-name="P1"><text:tab/><text:tab/><text:tab/>echo $value;</text:p>
      <text:p text:style-name="P1"><text:tab/><text:tab/><text:tab/>echo "&lt;/td&gt;\n";</text:p>
      <text:p text:style-name="P1"><text:tab/><text:tab/>}</text:p>
      <text:p text:style-name="P1"><text:tab/><text:tab/>echo "&lt;/tr&gt;&lt;br&gt;\n";</text:p>
      <text:p text:style-name="P1"><text:tab/>}</text:p>
      <text:p text:style-name="P1"><text:tab/>echo "&lt;/table&gt;\n";</text:p>
      <text:p text:style-name="P1">};</text:p>
      <text:p text:style-name="P1"/>
      <text:p text:style-name="P1">$s="show create table wiley2.movie";</text:p>
      <text:p text:style-name="P1">$results = mysql_query($s) or die(mysql_error());</text:p>
      <text:p text:style-name="P1">MostrarTablas2($results);</text:p>
      <text:p text:style-name="P1"/>
      <text:p text:style-name="P1"/>
      <text:p text:style-name="P1"><text:soft-page-break/>$drop="ALTER TABLE wiley2.movie </text:p>
      <text:p text:style-name="P1"><text:tab/><text:tab/>DROP FOREIGN KEY fk_movietype_movie,</text:p>
      <text:p text:style-name="P1"><text:tab/><text:tab/>DROP FOREIGN KEY fk_leadactor_movie,</text:p>
      <text:p text:style-name="P1"><text:tab/><text:tab/>DROP FOREIGN KEY fk_director_movie"; </text:p>
      <text:p text:style-name="P1"><text:tab/><text:tab/></text:p>
      <text:p text:style-name="P1">mysql_query($drop) or die(mysql_error());</text:p>
      <text:p text:style-name="P1"/>
      <text:p text:style-name="P1"/>
      <text:p text:style-name="P1">$s2="show create table wiley2.movie";</text:p>
      <text:p text:style-name="P1">$results2 = mysql_query($s2) or die(mysql_error());</text:p>
      <text:p text:style-name="P1">MostrarTablas2($results2);</text:p>
      <text:p text:style-name="P1"/>
      <text:p text:style-name="P1">?&gt;</text:p>
      <text:p text:style-name="P1"/>
      <text:p text:style-name="P1">____________________________________________________________________</text:p>
      <text:p text:style-name="P1"/>
      <text:p text:style-name="P1">&lt;?php</text:p>
      <text:p text:style-name="P1">//connect to MySQL</text:p>
      <text:p text:style-name="P1">require ('config.php');</text:p>
      <text:p text:style-name="P1">$connect=mysql_connect(SQL_HOST,SQL_USER,SQL_PASS,SQL_DB)</text:p>
      <text:p text:style-name="P1">or die('No se puedo conectar a MySql.' .mysql_error());</text:p>
      <text:p text:style-name="P1"/>
      <text:p text:style-name="P1"/>
      <text:p text:style-name="P1">//drop the main database</text:p>
      <text:p text:style-name="P1">$tab = "drop database wiley2";</text:p>
      <text:p text:style-name="P1">$x=mysql_query($tab) or die (mysql_error());</text:p>
      <text:p text:style-name="P1"/>
      <text:p text:style-name="P1">echo "La base de datos wiley2 borrada";</text:p>
      <text:p text:style-name="P1">?&gt;</text:p>
      <text:p text:style-name="P1"/>
      <text:p text:style-name="P1">____________________________________________________________________</text:p>
      <text:p text:style-name="P1"/>
      <text:p text:style-name="P1">&lt;?php</text:p>
      <text:p text:style-name="P1">//connect to MySQL</text:p>
      <text:p text:style-name="P1">require ('config.php');</text:p>
      <text:p text:style-name="P1">$connect=mysql_connect(SQL_HOST,SQL_USER,SQL_PASS,SQL_DB)</text:p>
      <text:p text:style-name="P1">or die('No se puedo conectar a MySql.' .mysql_error());</text:p>
      <text:p text:style-name="P1"/>
      <text:p text:style-name="P1">$query="SELECT *</text:p>
      <text:p text:style-name="P1"><text:s text:c="5"/>FROM wiley2.movie</text:p>
      <text:p text:style-name="P1"><text:s text:c="5"/>ORDER BY movie_id";</text:p>
      <text:p text:style-name="P1"/>
      <text:p text:style-name="P1">echo "&lt;a href='12MostrarTablasFuncion_BDWiley2.php?q=$query'&gt;";</text:p>
      <text:p text:style-name="P1">echo "Mostrar los datos de la tabla movie";</text:p>
      <text:p text:style-name="P1">echo "&lt;/a&gt;";echo"&lt;br&gt;";</text:p>
      <text:p text:style-name="P1"><text:soft-page-break/></text:p>
      <text:p text:style-name="P1">$query2="SELECT *</text:p>
      <text:p text:style-name="P1"><text:s text:c="5"/>FROM wiley2.movietype</text:p>
      <text:p text:style-name="P1"><text:s text:c="5"/>ORDER BY movietype_id";</text:p>
      <text:p text:style-name="P1"/>
      <text:p text:style-name="P1">echo "&lt;a href='12MostrarTablasFuncion_BDWiley2.php?q=$query2'&gt;";</text:p>
      <text:p text:style-name="P1">echo "Mostrar los datos de la tabla movietype";</text:p>
      <text:p text:style-name="P1">echo "&lt;/a&gt;";echo"&lt;br&gt;";</text:p>
      <text:p text:style-name="P1"/>
      <text:p text:style-name="P1"/>
      <text:p text:style-name="P1"/>
      <text:p text:style-name="P1">$query3="SELECT *</text:p>
      <text:p text:style-name="P1"><text:s text:c="5"/>FROM wiley2.people</text:p>
      <text:p text:style-name="P1"><text:s text:c="5"/>ORDER BY people_id";</text:p>
      <text:p text:style-name="P1"/>
      <text:p text:style-name="P1">echo "&lt;a href='12MostrarTablasFuncion_BDWiley2.php?q=$query3'&gt;";</text:p>
      <text:p text:style-name="P1">echo "Mostrar los datos de la tabla people";</text:p>
      <text:p text:style-name="P1">echo "&lt;/a&gt;";echo"&lt;br&gt;";</text:p>
      <text:p text:style-name="P1">?&gt;</text:p>
      <text:p text:style-name="P1"/>
      <text:p text:style-name="P1">____________________________________________________________________</text:p>
      <text:p text:style-name="P1"/>
      <text:p text:style-name="P1">&lt;?php</text:p>
      <text:p text:style-name="P1">//connect to MySQL</text:p>
      <text:p text:style-name="P1">require ('config.php');</text:p>
      <text:p text:style-name="P1">$connect=mysql_connect(SQL_HOST,SQL_USER,SQL_PASS,SQL_DB)</text:p>
      <text:p text:style-name="P1">or die('No se puedo conectar a MySql.' .mysql_error());</text:p>
      <text:p text:style-name="P1">$results=mysql_query($_REQUEST['q']) or die(mysql_error());</text:p>
      <text:p text:style-name="P1"/>
      <text:p text:style-name="P1">MostrarTablas2($results);</text:p>
      <text:p text:style-name="P1"/>
      <text:p text:style-name="P1">function MostrarTablas2($z){</text:p>
      <text:p text:style-name="P1"><text:tab/>echo "&lt;table border='1'&gt;\n";</text:p>
      <text:p text:style-name="P1"><text:tab/>while ($rows=mysql_fetch_assoc($z)) {</text:p>
      <text:p text:style-name="P1"><text:tab/><text:tab/>echo "&lt;tr&gt;\n";</text:p>
      <text:p text:style-name="P1"><text:tab/><text:tab/>foreach($rows as $value) {</text:p>
      <text:p text:style-name="P1"><text:tab/><text:tab/><text:tab/>echo "&lt;td&gt;\n";</text:p>
      <text:p text:style-name="P1"><text:tab/><text:tab/><text:tab/>echo $value;</text:p>
      <text:p text:style-name="P1"><text:tab/><text:tab/><text:tab/>echo "&lt;/td&gt;\n";</text:p>
      <text:p text:style-name="P1"><text:tab/><text:tab/>}</text:p>
      <text:p text:style-name="P1"><text:tab/><text:tab/>echo "&lt;/tr&gt;&lt;br&gt;\n";</text:p>
      <text:p text:style-name="P1"><text:tab/>}</text:p>
      <text:p text:style-name="P1"><text:tab/>echo "&lt;/table&gt;\n";</text:p>
      <text:p text:style-name="P1">};</text:p>
      <text:p text:style-name="P1">?&gt;</text:p>
      <text:p text:style-name="P1"><text:soft-page-break/>____________________________________________________________________</text:p>
      <text:p text:style-name="P1"/>
      <text:p text:style-name="P1">&lt;?php</text:p>
      <text:p text:style-name="P1">//connect to MySQL</text:p>
      <text:p text:style-name="P1">require ('config.php');</text:p>
      <text:p text:style-name="P1">$connect=mysql_connect(SQL_HOST,SQL_USER,SQL_PASS,SQL_DB)</text:p>
      <text:p text:style-name="P1">or die('No se puedo conectar a MySql.' .mysql_error());</text:p>
      <text:p text:style-name="P1"/>
      <text:p text:style-name="P1">//make sure we're using the right database</text:p>
      <text:p text:style-name="P1">//mysql_select_db ("wiley");</text:p>
      <text:p text:style-name="P1"/>
      <text:p text:style-name="P1">$s="show create table wiley2.movie";</text:p>
      <text:p text:style-name="P1">$results = mysql_query($s) or die(mysql_error());</text:p>
      <text:p text:style-name="P1"/>
      <text:p text:style-name="P1">echo "&lt;table border='1'&gt;\n";</text:p>
      <text:p text:style-name="P1">while ($rows=mysql_fetch_assoc($results)) {</text:p>
      <text:p text:style-name="P1"><text:tab/>echo "&lt;tr&gt;\n";</text:p>
      <text:p text:style-name="P1"><text:tab/>foreach($rows as $value) {</text:p>
      <text:p text:style-name="P1"><text:tab/><text:tab/>echo "&lt;td&gt;\n";</text:p>
      <text:p text:style-name="P1"><text:tab/><text:tab/>echo $value;</text:p>
      <text:p text:style-name="P1"><text:tab/><text:tab/>echo "&lt;/td&gt;\n";</text:p>
      <text:p text:style-name="P1"><text:tab/>}</text:p>
      <text:p text:style-name="P1"><text:tab/>echo "&lt;/tr&gt;&lt;br&gt;\n";</text:p>
      <text:p text:style-name="P1">}</text:p>
      <text:p text:style-name="P1">echo "&lt;/table&gt;\n";</text:p>
      <text:p text:style-name="P1">?&gt;</text:p>
      <text:p text:style-name="P1"/>
      <text:p text:style-name="P1">____________________________________________________________________</text:p>
      <text:p text:style-name="P1"/>
      <text:p text:style-name="P1">&lt;?php</text:p>
      <text:p text:style-name="P1">//connect to MySQL</text:p>
      <text:p text:style-name="P1">require ('config.php');</text:p>
      <text:p text:style-name="P1">$connect=mysql_connect(SQL_HOST,SQL_USER,SQL_PASS,SQL_DB)</text:p>
      <text:p text:style-name="P1">or die('No se puedo conectar a MySql.' .mysql_error());</text:p>
      <text:p text:style-name="P1"/>
      <text:p text:style-name="P1">//make sure we're using the right database</text:p>
      <text:p text:style-name="P1">mysql_select_db ("wiley2");</text:p>
      <text:p text:style-name="P1"/>
      <text:p text:style-name="P1"/>
      <text:p text:style-name="P1">$const="ALTER TABLE movie </text:p>
      <text:p text:style-name="P1"><text:tab/><text:tab/>ADD CONSTRAINT fk_movietype_movie FOREIGN KEY (movie_type) </text:p>
      <text:p text:style-name="P1"><text:tab/><text:tab/>REFERENCES movietype(movietype_id) </text:p>
      <text:p text:style-name="P1"><text:tab/><text:tab/>ON DELETE CASCADE,</text:p>
      <text:p text:style-name="P1"><text:tab/><text:tab/>ADD CONSTRAINT fk_leadactor_movie FOREIGN KEY <text:soft-page-break/>(movie_leadactor) </text:p>
      <text:p text:style-name="P1"><text:tab/><text:tab/>REFERENCES people(people_id) ON DELETE CASCADE,</text:p>
      <text:p text:style-name="P1"><text:tab/><text:tab/>ADD CONSTRAINT fk_director_movie FOREIGN KEY (movie_director) </text:p>
      <text:p text:style-name="P1"><text:tab/><text:tab/>REFERENCES people(people_id) ON DELETE CASCADE";</text:p>
      <text:p text:style-name="P1"/>
      <text:p text:style-name="P1">// ON DELETE CASCADE</text:p>
      <text:p text:style-name="P1">// ON UPDATE CASCADE</text:p>
      <text:p text:style-name="P1">// ON DELETE SET NULL</text:p>
      <text:p text:style-name="P1">// ON UPDATE SET NULL</text:p>
      <text:p text:style-name="P1">// ON DELETE RESTRICT</text:p>
      <text:p text:style-name="P1">// ON UPDATE RESTRICT</text:p>
      <text:p text:style-name="P1">// ON DELETE NO ACTION</text:p>
      <text:p text:style-name="P1">// ON UPDATE NO ACTION</text:p>
      <text:p text:style-name="P1">// SHOW INNODB STATUS</text:p>
      <text:p text:style-name="P1"/>
      <text:p text:style-name="P1">$results = mysql_query($const) or die(mysql_error());</text:p>
      <text:p text:style-name="P1">echo "Se han añadido la restricción de clave ajena de movie_type, movie_leadactor y movie_director";</text:p>
      <text:p text:style-name="P1"/>
      <text:p text:style-name="P1">?&gt;</text:p>
      <text:p text:style-name="P1"/>
      <text:p text:style-name="P1">____________________________________________________________________</text:p>
      <text:p text:style-name="P1"/>
      <text:p text:style-name="P1">&lt;?php</text:p>
      <text:p text:style-name="P1">//connect to MySQL</text:p>
      <text:p text:style-name="P1">require ('config.php');</text:p>
      <text:p text:style-name="P1">$connect=mysql_connect(SQL_HOST,SQL_USER,SQL_PASS,SQL_DB)</text:p>
      <text:p text:style-name="P1">or die('No se puedo conectar a MySql.' .mysql_error());</text:p>
      <text:p text:style-name="P1">mysql_select_db ("wiley2");</text:p>
      <text:p text:style-name="P1"/>
      <text:p text:style-name="P1">$people="INSERT INTO wiley2.people</text:p>
      <text:p text:style-name="P1"><text:s text:c="9"/>(people_fullname, people_isactor, people_isdirector) VALUES</text:p>
      <text:p text:style-name="P1"><text:tab/> <text:s text:c="4"/>('Hugh Jackman', 1, 0),</text:p>
      <text:p text:style-name="P1"><text:s text:c="9"/>('Tom Hooper', 0, 1)";</text:p>
      <text:p text:style-name="P1">$results=mysql_query($people) or die(mysql_error());</text:p>
      <text:p text:style-name="P1">echo "Se ha insertado el actor principal y director";echo"&lt;br&gt;";</text:p>
      <text:p text:style-name="P1">$insert="INSERT INTO wiley2.movie</text:p>
      <text:p text:style-name="P1"><text:tab/><text:tab/>(movie_name, movie_type, movie_year,movie_leadactor, movie_director) VALUES</text:p>
      <text:p text:style-name="P1"><text:tab/> <text:s text:c="3"/>('Los miserables', 9, 2012, 11, 12)";</text:p>
      <text:p text:style-name="P1">$results2 = mysql_query($insert) or die(mysql_error());;</text:p>
      <text:p text:style-name="P1">echo "Se ha insertado nueva película del actor principal y director insertados anteriormente";echo"&lt;br&gt;";</text:p>
      <text:p text:style-name="P1">?&gt;</text:p>
      <text:p text:style-name="P1"><text:soft-page-break/>____________________________________________________________________</text:p>
      <text:p text:style-name="P1"/>
      <text:p text:style-name="P1">&lt;?php</text:p>
      <text:p text:style-name="P1">//connect to MySQL</text:p>
      <text:p text:style-name="P1">require ('config.php');</text:p>
      <text:p text:style-name="P1">$connect=mysql_connect(SQL_HOST,SQL_USER,SQL_PASS,SQL_DB)</text:p>
      <text:p text:style-name="P1">or die('No se puedo conectar a MySql.' .mysql_error());</text:p>
      <text:p text:style-name="P1"/>
      <text:p text:style-name="P1">mysql_select_db ("wiley2");</text:p>
      <text:p text:style-name="P1"/>
      <text:p text:style-name="P1"/>
      <text:p text:style-name="P1">$set="SET FOREIGN_KEY_CHECKS=0";//deshabilitar las restricciones</text:p>
      <text:p text:style-name="P1">mysql_query($set) or die(mysql_error());</text:p>
      <text:p text:style-name="P1">echo "Se han deshabilitado las restricciones";echo"&lt;br&gt;";</text:p>
      <text:p text:style-name="P1"/>
      <text:p text:style-name="P1">?&gt;</text:p>
      <text:p text:style-name="P1"/>
      <text:p text:style-name="P1">____________________________________________________________________</text:p>
      <text:p text:style-name="P1"/>
      <text:p text:style-name="P1">&lt;?php</text:p>
      <text:p text:style-name="P1">//connect to MySQL</text:p>
      <text:p text:style-name="P1">require ('config.php');</text:p>
      <text:p text:style-name="P1">$connect=mysql_connect(SQL_HOST,SQL_USER,SQL_PASS,SQL_DB)</text:p>
      <text:p text:style-name="P1">or die('No se puedo conectar a MySql.' .mysql_error());</text:p>
      <text:p text:style-name="P1">mysql_select_db ("wiley2");</text:p>
      <text:p text:style-name="P1"/>
      <text:p text:style-name="P1"/>
      <text:p text:style-name="P1"/>
      <text:p text:style-name="P1">$set="SET FOREIGN_KEY_CHECKS=0";//desactivar restricciones</text:p>
      <text:p text:style-name="P1">mysql_query($set) or die(mysql_error());</text:p>
      <text:p text:style-name="P1">echo "Se han desactivado las restricciones";echo"&lt;br&gt;";</text:p>
      <text:p text:style-name="P1"/>
      <text:p text:style-name="P1">$insert="INSERT INTO wiley2.movie</text:p>
      <text:p text:style-name="P1"><text:tab/><text:tab/>(movie_name, movie_type, movie_year,movie_leadactor, movie_director) VALUES</text:p>
      <text:p text:style-name="P1"><text:tab/> <text:s text:c="3"/>('Los miserables', 9, 2012, 11, 12)";</text:p>
      <text:p text:style-name="P1">$results3 = mysql_query($insert) or die(mysql_error());</text:p>
      <text:p text:style-name="P1">echo "Se ha insertado la película con el tipo de película inexistente";echo"&lt;br&gt;";</text:p>
      <text:p text:style-name="P1">?&gt;</text:p>
      <text:p text:style-name="P1"/>
      <text:p text:style-name="P1"/>
      <text:p text:style-name="P1"/>
      <text:p text:style-name="P1"/>
      <text:p text:style-name="P1"/>
      <text:p text:style-name="P1"/>
      <text:p text:style-name="P3"><text:soft-page-break/></text:p>
      <text:p text:style-name="P1"/>
      <text:p text:style-name="P1">&lt;?php</text:p>
      <text:p text:style-name="P1">//connect to MySQL</text:p>
      <text:p text:style-name="P1">require ('config.php');</text:p>
      <text:p text:style-name="P1">$connect=mysql_connect(SQL_HOST,SQL_USER,SQL_PASS,SQL_DB)</text:p>
      <text:p text:style-name="P1">or die('No se puedo conectar a MySql.' .mysql_error());</text:p>
      <text:p text:style-name="P1">mysql_select_db ("wiley2");</text:p>
      <text:p text:style-name="P1"/>
      <text:p text:style-name="P1">$d="delete from wiley2.movie where movie_name='Los miserables'";echo"&lt;br&gt;";</text:p>
      <text:p text:style-name="P1">$results4 = mysql_query($d) or die(mysql_error());</text:p>
      <text:p text:style-name="P1">echo "Se ha eliminado la película creada anteriormente";echo"&lt;br&gt;";</text:p>
      <text:p text:style-name="P1"/>
      <text:p text:style-name="P1">?&gt;</text:p>
      <text:p text:style-name="P1"/>
      <text:p text:style-name="P3"/>
      <text:p text:style-name="P1"/>
      <text:p text:style-name="P1">&lt;?php</text:p>
      <text:p text:style-name="P1">//connect to MySQL</text:p>
      <text:p text:style-name="P1">require ('config.php');</text:p>
      <text:p text:style-name="P1">$connect=mysql_connect(SQL_HOST,SQL_USER,SQL_PASS,SQL_DB)</text:p>
      <text:p text:style-name="P1">or die('No se puedo conectar a MySql.' .mysql_error());</text:p>
      <text:p text:style-name="P1"/>
      <text:p text:style-name="P1">//make sure we're using the right database</text:p>
      <text:p text:style-name="P1">mysql_select_db ("wiley2");</text:p>
      <text:p text:style-name="P1"/>
      <text:p text:style-name="P1">$set="SET FOREIGN_KEY_CHECKS=1";//habilitar las restricciones</text:p>
      <text:p text:style-name="P1">mysql_query($set) or die(mysql_error());</text:p>
      <text:p text:style-name="P1">echo "Se han activado las restricciones";echo"&lt;br&gt;";</text:p>
      <text:p text:style-name="P1"/>
      <text:p text:style-name="P1">?&gt;</text:p>
      <text:p text:style-name="P3"/>
      <text:p text:style-name="P1"/>
      <text:p text:style-name="P1">&lt;?php</text:p>
      <text:p text:style-name="P1">//connect to MySQL</text:p>
      <text:p text:style-name="P1">require ('config.php');</text:p>
      <text:p text:style-name="P1">$connect=mysql_connect(SQL_HOST,SQL_USER,SQL_PASS,SQL_DB)</text:p>
      <text:p text:style-name="P1">or die('No se puedo conectar a MySql.' .mysql_error());</text:p>
      <text:p text:style-name="P1"/>
      <text:p text:style-name="P1">//make sure we're using the right database</text:p>
      <text:p text:style-name="P1">mysql_select_db ("wiley2");</text:p>
      <text:p text:style-name="P1"/>
      <text:p text:style-name="P1">$insert="INSERT INTO wiley2.movie</text:p>
      <text:p text:style-name="P1"><text:tab/><text:tab/>(movie_name, movie_type, movie_year,movie_leadactor, <text:soft-page-break/>movie_director) VALUES</text:p>
      <text:p text:style-name="P1"><text:tab/> <text:s text:c="3"/>('Los miserables', 2, 2012, 11, 12)";</text:p>
      <text:p text:style-name="P1"/>
      <text:p text:style-name="P1">$results2 = mysql_query($insert) or die(mysql_error());</text:p>
      <text:p text:style-name="P1">echo "Se ha insertado nueva película del actor principal y director insertados anteriormente";echo"&lt;br&gt;";</text:p>
      <text:p text:style-name="P1"/>
      <text:p text:style-name="P1">?&gt;</text:p>
      <text:p text:style-name="P3"/>
      <text:p text:style-name="P1"/>
      <text:p text:style-name="P1">&lt;?php</text:p>
      <text:p text:style-name="P1">//<text:span text:style-name="T1">cofig</text:span></text:p>
      <text:p text:style-name="P1">define('SQL_HOST',localhost);</text:p>
      <text:p text:style-name="P1">define('SQL_USER',root);</text:p>
      <text:p text:style-name="P1">define('SQL_PASS', ??????);</text:p>
      <text:p text:style-name="P1">?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3T18:52:15.111000000</meta:creation-date>
    <dc:date>2015-02-13T19:07:05.771000000</dc:date>
    <meta:editing-duration>PT14M50S</meta:editing-duration>
    <meta:editing-cycles>2</meta:editing-cycles>
    <meta:generator>LibreOffice/4.3.5.2$Windows_x86 LibreOffice_project/3a87456aaa6a95c63eea1c1b3201acedf0751bd5</meta:generator>
    <meta:print-date>2015-02-13T19:05:52.202000000</meta:print-date>
    <meta:document-statistic meta:table-count="0" meta:image-count="0" meta:object-count="0" meta:page-count="12" meta:paragraph-count="385" meta:word-count="1299" meta:character-count="12757" meta:non-whitespace-character-count="11409"/>
  </office:meta>
</office:document-meta>
</file>